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22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536cm" svg:height="11.093cm" svg:x="0.368cm" svg:y="6.254cm">
            <draw:object draw:notify-on-update-of-ranges="Sheet1.A1:Sheet1.A1 Sheet1.A2:Sheet1.A12 Sheet1.B1:Sheet1.B1 Sheet1.B2:Sheet1.B12 Sheet1.F1:Sheet1.F1 Sheet1.F2:Sheet1.F12 Sheet1.J1:Sheet1.J1 Sheet1.J2:Sheet1.J12 Sheet1.N1:Sheet1.N1 Sheet1.N2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403cm" svg:height="11.031cm" svg:x="0.418cm" svg:y="17.611cm">
            <draw:object draw:notify-on-update-of-ranges="Sheet1.A1:Sheet1.A1 Sheet1.A2:Sheet1.A12 Sheet1.E1:Sheet1.E1 Sheet1.E2:Sheet1.E12 Sheet1.I1:Sheet1.I1 Sheet1.I2:Sheet1.I12 Sheet1.M1:Sheet1.M1 Sheet1.M2:Sheet1.M12 Sheet1.Q1:Sheet1.Q1 Sheet1.Q2:Sheet1.Q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n_clients(Groonga)</text:p>
          </table:table-cell>
          <table:table-cell office:value-type="string" calcext:value-type="string">
            <text:p>queries_per_second(Groonga)</text:p>
          </table:table-cell>
          <table:table-cell office:value-type="string" calcext:value-type="string">
            <text:p>min_elapsed_time(Groonga)</text:p>
          </table:table-cell>
          <table:table-cell office:value-type="string" calcext:value-type="string">
            <text:p>max_elapsed_time(Groonga)</text:p>
          </table:table-cell>
          <table:table-cell office:value-type="string" calcext:value-type="string">
            <text:p>average_elapsed_time(Groonga)</text:p>
          </table:table-cell>
          <table:table-cell office:value-type="string" calcext:value-type="string">
            <text:p>queries_per_second(Droonga, 1 node)</text:p>
          </table:table-cell>
          <table:table-cell office:value-type="string" calcext:value-type="string">
            <text:p>min_elapsed_time(Droonga, 1 node)</text:p>
          </table:table-cell>
          <table:table-cell office:value-type="string" calcext:value-type="string">
            <text:p>max_elapsed_time(Droonga, 1 node)</text:p>
          </table:table-cell>
          <table:table-cell office:value-type="string" calcext:value-type="string">
            <text:p>average_elapsed_time(Droonga, 1 node)</text:p>
          </table:table-cell>
          <table:table-cell office:value-type="string" calcext:value-type="string">
            <text:p>queries_per_second(Droonga, 2 nodes)</text:p>
          </table:table-cell>
          <table:table-cell office:value-type="string" calcext:value-type="string">
            <text:p>min_elapsed_time(Droonga, 2 nodes)</text:p>
          </table:table-cell>
          <table:table-cell office:value-type="string" calcext:value-type="string">
            <text:p>max_elapsed_time(Droonga, 2 nodes)</text:p>
          </table:table-cell>
          <table:table-cell office:value-type="string" calcext:value-type="string">
            <text:p>average_elapsed_time(Droonga, 2 nodes)</text:p>
          </table:table-cell>
          <table:table-cell office:value-type="string" calcext:value-type="string">
            <text:p>queries_per_second(Droonga, 3 nodes)</text:p>
          </table:table-cell>
          <table:table-cell office:value-type="string" calcext:value-type="string">
            <text:p>min_elapsed_time(Droonga, 3 nodes)</text:p>
          </table:table-cell>
          <table:table-cell office:value-type="string" calcext:value-type="string">
            <text:p>max_elapsed_time(Droonga, 3 nodes)</text:p>
          </table:table-cell>
          <table:table-cell office:value-type="string" calcext:value-type="string">
            <text:p>average_elapsed_time(Droonga, 3 nod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9666666666667" calcext:value-type="float">
            <text:p>17.9666666667</text:p>
          </table:table-cell>
          <table:table-cell office:value-type="float" office:value="0.001256587" calcext:value-type="float">
            <text:p>0.001256587</text:p>
          </table:table-cell>
          <table:table-cell office:value-type="float" office:value="1.097033402" calcext:value-type="float">
            <text:p>1.097033402</text:p>
          </table:table-cell>
          <table:table-cell office:value-type="float" office:value="0.0454194806827459" calcext:value-type="float">
            <text:p>0.0454194807</text:p>
          </table:table-cell>
          <table:table-cell office:value-type="float" office:value="44.8" calcext:value-type="float">
            <text:p>44.8</text:p>
          </table:table-cell>
          <table:table-cell office:value-type="float" office:value="0.002344254" calcext:value-type="float">
            <text:p>0.002344254</text:p>
          </table:table-cell>
          <table:table-cell office:value-type="float" office:value="0.051826455" calcext:value-type="float">
            <text:p>0.051826455</text:p>
          </table:table-cell>
          <table:table-cell office:value-type="float" office:value="0.0120621464635417" calcext:value-type="float">
            <text:p>0.0120621465</text:p>
          </table:table-cell>
          <table:table-cell office:value-type="float" office:value="26.3333333333333" calcext:value-type="float">
            <text:p>26.3333333333</text:p>
          </table:table-cell>
          <table:table-cell office:value-type="float" office:value="0.002630575" calcext:value-type="float">
            <text:p>0.002630575</text:p>
          </table:table-cell>
          <table:table-cell office:value-type="float" office:value="0.388013335" calcext:value-type="float">
            <text:p>0.388013335</text:p>
          </table:table-cell>
          <table:table-cell office:value-type="float" office:value="0.0277332718468354" calcext:value-type="float">
            <text:p>0.0277332718</text:p>
          </table:table-cell>
          <table:table-cell office:value-type="float" office:value="39.6333333333333" calcext:value-type="float">
            <text:p>39.6333333333</text:p>
          </table:table-cell>
          <table:table-cell office:value-type="float" office:value="0.002237937" calcext:value-type="float">
            <text:p>0.002237937</text:p>
          </table:table-cell>
          <table:table-cell office:value-type="float" office:value="0.084411261" calcext:value-type="float">
            <text:p>0.084411261</text:p>
          </table:table-cell>
          <table:table-cell office:value-type="float" office:value="0.0150043360420522" calcext:value-type="float">
            <text:p>0.015004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.3" calcext:value-type="float">
            <text:p>125.3</text:p>
          </table:table-cell>
          <table:table-cell office:value-type="float" office:value="0.000492939" calcext:value-type="float">
            <text:p>0.000492939</text:p>
          </table:table-cell>
          <table:table-cell office:value-type="float" office:value="0.22113057" calcext:value-type="float">
            <text:p>0.22113057</text:p>
          </table:table-cell>
          <table:table-cell office:value-type="float" office:value="0.00569583578318701" calcext:value-type="float">
            <text:p>0.0056958358</text:p>
          </table:table-cell>
          <table:table-cell office:value-type="float" office:value="88.3666666666667" calcext:value-type="float">
            <text:p>88.3666666667</text:p>
          </table:table-cell>
          <table:table-cell office:value-type="float" office:value="0.002134831" calcext:value-type="float">
            <text:p>0.002134831</text:p>
          </table:table-cell>
          <table:table-cell office:value-type="float" office:value="0.802521055" calcext:value-type="float">
            <text:p>0.802521055</text:p>
          </table:table-cell>
          <table:table-cell office:value-type="float" office:value="0.0123078515677103" calcext:value-type="float">
            <text:p>0.0123078516</text:p>
          </table:table-cell>
          <table:table-cell office:value-type="float" office:value="82.5" calcext:value-type="float">
            <text:p>82.5</text:p>
          </table:table-cell>
          <table:table-cell office:value-type="float" office:value="0.002091628" calcext:value-type="float">
            <text:p>0.002091628</text:p>
          </table:table-cell>
          <table:table-cell office:value-type="float" office:value="0.244993506" calcext:value-type="float">
            <text:p>0.244993506</text:p>
          </table:table-cell>
          <table:table-cell office:value-type="float" office:value="0.0139752187882829" calcext:value-type="float">
            <text:p>0.0139752188</text:p>
          </table:table-cell>
          <table:table-cell office:value-type="float" office:value="84.9" calcext:value-type="float">
            <text:p>84.9</text:p>
          </table:table-cell>
          <table:table-cell office:value-type="float" office:value="0.00176411" calcext:value-type="float">
            <text:p>0.00176411</text:p>
          </table:table-cell>
          <table:table-cell office:value-type="float" office:value="0.096042658" calcext:value-type="float">
            <text:p>0.096042658</text:p>
          </table:table-cell>
          <table:table-cell office:value-type="float" office:value="0.0132689882756184" calcext:value-type="float">
            <text:p>0.01326898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.733333333333" calcext:value-type="float">
            <text:p>242.7333333333</text:p>
          </table:table-cell>
          <table:table-cell office:value-type="float" office:value="0.000995791" calcext:value-type="float">
            <text:p>0.000995791</text:p>
          </table:table-cell>
          <table:table-cell office:value-type="float" office:value="0.110320234" calcext:value-type="float">
            <text:p>0.110320234</text:p>
          </table:table-cell>
          <table:table-cell office:value-type="float" office:value="0.0060966148571821" calcext:value-type="float">
            <text:p>0.0060966149</text:p>
          </table:table-cell>
          <table:table-cell office:value-type="float" office:value="171.933333333333" calcext:value-type="float">
            <text:p>171.9333333333</text:p>
          </table:table-cell>
          <table:table-cell office:value-type="float" office:value="0.000369731" calcext:value-type="float">
            <text:p>0.000369731</text:p>
          </table:table-cell>
          <table:table-cell office:value-type="float" office:value="1.07165334" calcext:value-type="float">
            <text:p>1.07165334</text:p>
          </table:table-cell>
          <table:table-cell office:value-type="float" office:value="0.0129029100193874" calcext:value-type="float">
            <text:p>0.01290291</text:p>
          </table:table-cell>
          <table:table-cell office:value-type="float" office:value="165.733333333333" calcext:value-type="float">
            <text:p>165.7333333333</text:p>
          </table:table-cell>
          <table:table-cell office:value-type="float" office:value="0.00210439" calcext:value-type="float">
            <text:p>0.00210439</text:p>
          </table:table-cell>
          <table:table-cell office:value-type="float" office:value="0.071212841" calcext:value-type="float">
            <text:p>0.071212841</text:p>
          </table:table-cell>
          <table:table-cell office:value-type="float" office:value="0.0137546756912711" calcext:value-type="float">
            <text:p>0.0137546757</text:p>
          </table:table-cell>
          <table:table-cell office:value-type="float" office:value="168.9" calcext:value-type="float">
            <text:p>168.9</text:p>
          </table:table-cell>
          <table:table-cell office:value-type="float" office:value="0.00215847" calcext:value-type="float">
            <text:p>0.00215847</text:p>
          </table:table-cell>
          <table:table-cell office:value-type="float" office:value="0.065671878" calcext:value-type="float">
            <text:p>0.065671878</text:p>
          </table:table-cell>
          <table:table-cell office:value-type="float" office:value="0.0133429238582988" calcext:value-type="float">
            <text:p>0.0133429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3.266666666667" calcext:value-type="float">
            <text:p>353.2666666667</text:p>
          </table:table-cell>
          <table:table-cell office:value-type="float" office:value="0.000997277" calcext:value-type="float">
            <text:p>0.000997277</text:p>
          </table:table-cell>
          <table:table-cell office:value-type="float" office:value="0.069185921" calcext:value-type="float">
            <text:p>0.069185921</text:p>
          </table:table-cell>
          <table:table-cell office:value-type="float" office:value="0.00639993110917158" calcext:value-type="float">
            <text:p>0.0063999311</text:p>
          </table:table-cell>
          <table:table-cell office:value-type="float" office:value="244.366666666667" calcext:value-type="float">
            <text:p>244.3666666667</text:p>
          </table:table-cell>
          <table:table-cell office:value-type="float" office:value="0.000386708" calcext:value-type="float">
            <text:p>0.000386708</text:p>
          </table:table-cell>
          <table:table-cell office:value-type="float" office:value="0.895769501" calcext:value-type="float">
            <text:p>0.895769501</text:p>
          </table:table-cell>
          <table:table-cell office:value-type="float" office:value="0.0138703330169145" calcext:value-type="float">
            <text:p>0.013870333</text:p>
          </table:table-cell>
          <table:table-cell office:value-type="float" office:value="236.966666666667" calcext:value-type="float">
            <text:p>236.9666666667</text:p>
          </table:table-cell>
          <table:table-cell office:value-type="float" office:value="0.001255481" calcext:value-type="float">
            <text:p>0.001255481</text:p>
          </table:table-cell>
          <table:table-cell office:value-type="float" office:value="0.099444981" calcext:value-type="float">
            <text:p>0.099444981</text:p>
          </table:table-cell>
          <table:table-cell office:value-type="float" office:value="0.0146783996014911" calcext:value-type="float">
            <text:p>0.0146783996</text:p>
          </table:table-cell>
          <table:table-cell office:value-type="float" office:value="241" calcext:value-type="float">
            <text:p>241</text:p>
          </table:table-cell>
          <table:table-cell office:value-type="float" office:value="0.00035988" calcext:value-type="float">
            <text:p>0.00035988</text:p>
          </table:table-cell>
          <table:table-cell office:value-type="float" office:value="0.080682235" calcext:value-type="float">
            <text:p>0.080682235</text:p>
          </table:table-cell>
          <table:table-cell office:value-type="float" office:value="0.014228402993361" calcext:value-type="float">
            <text:p>0.014228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.7" calcext:value-type="float">
            <text:p>440.7</text:p>
          </table:table-cell>
          <table:table-cell office:value-type="float" office:value="0.00062766" calcext:value-type="float">
            <text:p>0.00062766</text:p>
          </table:table-cell>
          <table:table-cell office:value-type="float" office:value="0.073043723" calcext:value-type="float">
            <text:p>0.073043723</text:p>
          </table:table-cell>
          <table:table-cell office:value-type="float" office:value="0.00721098729165724" calcext:value-type="float">
            <text:p>0.0072109873</text:p>
          </table:table-cell>
          <table:table-cell office:value-type="float" office:value="289.1" calcext:value-type="float">
            <text:p>289.1</text:p>
          </table:table-cell>
          <table:table-cell office:value-type="float" office:value="0.00207788" calcext:value-type="float">
            <text:p>0.00207788</text:p>
          </table:table-cell>
          <table:table-cell office:value-type="float" office:value="1.156523792" calcext:value-type="float">
            <text:p>1.156523792</text:p>
          </table:table-cell>
          <table:table-cell office:value-type="float" office:value="0.0167715642604635" calcext:value-type="float">
            <text:p>0.0167715643</text:p>
          </table:table-cell>
          <table:table-cell office:value-type="float" office:value="303.666666666667" calcext:value-type="float">
            <text:p>303.6666666667</text:p>
          </table:table-cell>
          <table:table-cell office:value-type="float" office:value="0.000656572" calcext:value-type="float">
            <text:p>0.000656572</text:p>
          </table:table-cell>
          <table:table-cell office:value-type="float" office:value="0.093402443" calcext:value-type="float">
            <text:p>0.093402443</text:p>
          </table:table-cell>
          <table:table-cell office:value-type="float" office:value="0.0154510075145994" calcext:value-type="float">
            <text:p>0.0154510075</text:p>
          </table:table-cell>
          <table:table-cell office:value-type="float" office:value="314.633333333333" calcext:value-type="float">
            <text:p>314.6333333333</text:p>
          </table:table-cell>
          <table:table-cell office:value-type="float" office:value="0.002152431" calcext:value-type="float">
            <text:p>0.002152431</text:p>
          </table:table-cell>
          <table:table-cell office:value-type="float" office:value="0.091500861" calcext:value-type="float">
            <text:p>0.091500861</text:p>
          </table:table-cell>
          <table:table-cell office:value-type="float" office:value="0.0144918965040788" calcext:value-type="float">
            <text:p>0.0144918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0.666666666667" calcext:value-type="float">
            <text:p>510.6666666667</text:p>
          </table:table-cell>
          <table:table-cell office:value-type="float" office:value="0.000420011" calcext:value-type="float">
            <text:p>0.000420011</text:p>
          </table:table-cell>
          <table:table-cell office:value-type="float" office:value="0.08539283" calcext:value-type="float">
            <text:p>0.08539283</text:p>
          </table:table-cell>
          <table:table-cell office:value-type="float" office:value="0.0082551224009138" calcext:value-type="float">
            <text:p>0.0082551224</text:p>
          </table:table-cell>
          <table:table-cell office:value-type="float" office:value="318.7" calcext:value-type="float">
            <text:p>318.7</text:p>
          </table:table-cell>
          <table:table-cell office:value-type="float" office:value="0.001986511" calcext:value-type="float">
            <text:p>0.001986511</text:p>
          </table:table-cell>
          <table:table-cell office:value-type="float" office:value="1.155513466" calcext:value-type="float">
            <text:p>1.155513466</text:p>
          </table:table-cell>
          <table:table-cell office:value-type="float" office:value="0.0201534870584667" calcext:value-type="float">
            <text:p>0.0201534871</text:p>
          </table:table-cell>
          <table:table-cell office:value-type="float" office:value="354.333333333333" calcext:value-type="float">
            <text:p>354.3333333333</text:p>
          </table:table-cell>
          <table:table-cell office:value-type="float" office:value="0.001964127" calcext:value-type="float">
            <text:p>0.001964127</text:p>
          </table:table-cell>
          <table:table-cell office:value-type="float" office:value="0.109297098" calcext:value-type="float">
            <text:p>0.109297098</text:p>
          </table:table-cell>
          <table:table-cell office:value-type="float" office:value="0.0168477027683914" calcext:value-type="float">
            <text:p>0.0168477028</text:p>
          </table:table-cell>
          <table:table-cell office:value-type="float" office:value="367.266666666667" calcext:value-type="float">
            <text:p>367.2666666667</text:p>
          </table:table-cell>
          <table:table-cell office:value-type="float" office:value="0.002072395" calcext:value-type="float">
            <text:p>0.002072395</text:p>
          </table:table-cell>
          <table:table-cell office:value-type="float" office:value="0.103879627" calcext:value-type="float">
            <text:p>0.103879627</text:p>
          </table:table-cell>
          <table:table-cell office:value-type="float" office:value="0.0156605808136686" calcext:value-type="float">
            <text:p>0.0156605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" calcext:value-type="float">
            <text:p>556</text:p>
          </table:table-cell>
          <table:table-cell office:value-type="float" office:value="0.000995776" calcext:value-type="float">
            <text:p>0.000995776</text:p>
          </table:table-cell>
          <table:table-cell office:value-type="float" office:value="0.099314345" calcext:value-type="float">
            <text:p>0.099314345</text:p>
          </table:table-cell>
          <table:table-cell office:value-type="float" office:value="0.00974241402877695" calcext:value-type="float">
            <text:p>0.009742414</text:p>
          </table:table-cell>
          <table:table-cell office:value-type="float" office:value="344" calcext:value-type="float">
            <text:p>344</text:p>
          </table:table-cell>
          <table:table-cell office:value-type="float" office:value="0.000724036" calcext:value-type="float">
            <text:p>0.000724036</text:p>
          </table:table-cell>
          <table:table-cell office:value-type="float" office:value="1.009232977" calcext:value-type="float">
            <text:p>1.009232977</text:p>
          </table:table-cell>
          <table:table-cell office:value-type="float" office:value="0.0232820467021317" calcext:value-type="float">
            <text:p>0.0232820467</text:p>
          </table:table-cell>
          <table:table-cell office:value-type="float" office:value="390.7" calcext:value-type="float">
            <text:p>390.7</text:p>
          </table:table-cell>
          <table:table-cell office:value-type="float" office:value="0.000379727" calcext:value-type="float">
            <text:p>0.000379727</text:p>
          </table:table-cell>
          <table:table-cell office:value-type="float" office:value="0.129833994" calcext:value-type="float">
            <text:p>0.129833994</text:p>
          </table:table-cell>
          <table:table-cell office:value-type="float" office:value="0.0184982233676308" calcext:value-type="float">
            <text:p>0.0184982234</text:p>
          </table:table-cell>
          <table:table-cell office:value-type="float" office:value="400.7" calcext:value-type="float">
            <text:p>400.7</text:p>
          </table:table-cell>
          <table:table-cell office:value-type="float" office:value="0.000557179" calcext:value-type="float">
            <text:p>0.000557179</text:p>
          </table:table-cell>
          <table:table-cell office:value-type="float" office:value="0.116490635" calcext:value-type="float">
            <text:p>0.116490635</text:p>
          </table:table-cell>
          <table:table-cell office:value-type="float" office:value="0.0176741519417686" calcext:value-type="float">
            <text:p>0.01767415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3.5" calcext:value-type="float">
            <text:p>573.5</text:p>
          </table:table-cell>
          <table:table-cell office:value-type="float" office:value="0.001051271" calcext:value-type="float">
            <text:p>0.001051271</text:p>
          </table:table-cell>
          <table:table-cell office:value-type="float" office:value="0.121431956" calcext:value-type="float">
            <text:p>0.121431956</text:p>
          </table:table-cell>
          <table:table-cell office:value-type="float" office:value="0.0117123036484743" calcext:value-type="float">
            <text:p>0.0117123036</text:p>
          </table:table-cell>
          <table:table-cell office:value-type="float" office:value="339.766666666667" calcext:value-type="float">
            <text:p>339.7666666667</text:p>
          </table:table-cell>
          <table:table-cell office:value-type="float" office:value="0.001685348" calcext:value-type="float">
            <text:p>0.001685348</text:p>
          </table:table-cell>
          <table:table-cell office:value-type="float" office:value="1.218227823" calcext:value-type="float">
            <text:p>1.218227823</text:p>
          </table:table-cell>
          <table:table-cell office:value-type="float" office:value="0.029136790637987" calcext:value-type="float">
            <text:p>0.0291367906</text:p>
          </table:table-cell>
          <table:table-cell office:value-type="float" office:value="410.666666666667" calcext:value-type="float">
            <text:p>410.6666666667</text:p>
          </table:table-cell>
          <table:table-cell office:value-type="float" office:value="0.000632327" calcext:value-type="float">
            <text:p>0.000632327</text:p>
          </table:table-cell>
          <table:table-cell office:value-type="float" office:value="1.062111058" calcext:value-type="float">
            <text:p>1.062111058</text:p>
          </table:table-cell>
          <table:table-cell office:value-type="float" office:value="0.0211472000272727" calcext:value-type="float">
            <text:p>0.0211472</text:p>
          </table:table-cell>
          <table:table-cell office:value-type="float" office:value="427.033333333333" calcext:value-type="float">
            <text:p>427.0333333333</text:p>
          </table:table-cell>
          <table:table-cell office:value-type="float" office:value="0.0011549" calcext:value-type="float">
            <text:p>0.0011549</text:p>
          </table:table-cell>
          <table:table-cell office:value-type="float" office:value="1.056262167" calcext:value-type="float">
            <text:p>1.056262167</text:p>
          </table:table-cell>
          <table:table-cell office:value-type="float" office:value="0.0194282287082976" calcext:value-type="float">
            <text:p>0.01942822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.766666666667" calcext:value-type="float">
            <text:p>571.7666666667</text:p>
          </table:table-cell>
          <table:table-cell office:value-type="float" office:value="0.000582683" calcext:value-type="float">
            <text:p>0.000582683</text:p>
          </table:table-cell>
          <table:table-cell office:value-type="float" office:value="0.141371679" calcext:value-type="float">
            <text:p>0.141371679</text:p>
          </table:table-cell>
          <table:table-cell office:value-type="float" office:value="0.0142825981204454" calcext:value-type="float">
            <text:p>0.0142825981</text:p>
          </table:table-cell>
          <table:table-cell office:value-type="float" office:value="351.066666666667" calcext:value-type="float">
            <text:p>351.0666666667</text:p>
          </table:table-cell>
          <table:table-cell office:value-type="float" office:value="0.000467869" calcext:value-type="float">
            <text:p>0.000467869</text:p>
          </table:table-cell>
          <table:table-cell office:value-type="float" office:value="1.173149326" calcext:value-type="float">
            <text:p>1.173149326</text:p>
          </table:table-cell>
          <table:table-cell office:value-type="float" office:value="0.0331473203881502" calcext:value-type="float">
            <text:p>0.0331473204</text:p>
          </table:table-cell>
          <table:table-cell office:value-type="float" office:value="420.633333333333" calcext:value-type="float">
            <text:p>420.6333333333</text:p>
          </table:table-cell>
          <table:table-cell office:value-type="float" office:value="0.000671928" calcext:value-type="float">
            <text:p>0.000671928</text:p>
          </table:table-cell>
          <table:table-cell office:value-type="float" office:value="1.051595313" calcext:value-type="float">
            <text:p>1.051595313</text:p>
          </table:table-cell>
          <table:table-cell office:value-type="float" office:value="0.0244979785462399" calcext:value-type="float">
            <text:p>0.0244979785</text:p>
          </table:table-cell>
          <table:table-cell office:value-type="float" office:value="439.233333333333" calcext:value-type="float">
            <text:p>439.2333333333</text:p>
          </table:table-cell>
          <table:table-cell office:value-type="float" office:value="0.00127582" calcext:value-type="float">
            <text:p>0.00127582</text:p>
          </table:table-cell>
          <table:table-cell office:value-type="float" office:value="0.153793452" calcext:value-type="float">
            <text:p>0.153793452</text:p>
          </table:table-cell>
          <table:table-cell office:value-type="float" office:value="0.0222612088228732" calcext:value-type="float">
            <text:p>0.0222612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5.866666666667" calcext:value-type="float">
            <text:p>575.8666666667</text:p>
          </table:table-cell>
          <table:table-cell office:value-type="float" office:value="0.000480344" calcext:value-type="float">
            <text:p>0.000480344</text:p>
          </table:table-cell>
          <table:table-cell office:value-type="float" office:value="0.157552145" calcext:value-type="float">
            <text:p>0.157552145</text:p>
          </table:table-cell>
          <table:table-cell office:value-type="float" office:value="0.0168854005584048" calcext:value-type="float">
            <text:p>0.0168854006</text:p>
          </table:table-cell>
          <table:table-cell office:value-type="float" office:value="353.266666666667" calcext:value-type="float">
            <text:p>353.2666666667</text:p>
          </table:table-cell>
          <table:table-cell office:value-type="float" office:value="0.001818082" calcext:value-type="float">
            <text:p>0.001818082</text:p>
          </table:table-cell>
          <table:table-cell office:value-type="float" office:value="1.180969447" calcext:value-type="float">
            <text:p>1.180969447</text:p>
          </table:table-cell>
          <table:table-cell office:value-type="float" office:value="0.0383018503884694" calcext:value-type="float">
            <text:p>0.0383018504</text:p>
          </table:table-cell>
          <table:table-cell office:value-type="float" office:value="421.633333333333" calcext:value-type="float">
            <text:p>421.6333333333</text:p>
          </table:table-cell>
          <table:table-cell office:value-type="float" office:value="0.002121218" calcext:value-type="float">
            <text:p>0.002121218</text:p>
          </table:table-cell>
          <table:table-cell office:value-type="float" office:value="0.163346045" calcext:value-type="float">
            <text:p>0.163346045</text:p>
          </table:table-cell>
          <table:table-cell office:value-type="float" office:value="0.0280980722340896" calcext:value-type="float">
            <text:p>0.0280980722</text:p>
          </table:table-cell>
          <table:table-cell office:value-type="float" office:value="444.8" calcext:value-type="float">
            <text:p>444.8</text:p>
          </table:table-cell>
          <table:table-cell office:value-type="float" office:value="0.001953938" calcext:value-type="float">
            <text:p>0.001953938</text:p>
          </table:table-cell>
          <table:table-cell office:value-type="float" office:value="1.018467829" calcext:value-type="float">
            <text:p>1.018467829</text:p>
          </table:table-cell>
          <table:table-cell office:value-type="float" office:value="0.0246990335732164" calcext:value-type="float">
            <text:p>0.0246990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8.333333333333" calcext:value-type="float">
            <text:p>578.3333333333</text:p>
          </table:table-cell>
          <table:table-cell office:value-type="float" office:value="0.000513359" calcext:value-type="float">
            <text:p>0.000513359</text:p>
          </table:table-cell>
          <table:table-cell office:value-type="float" office:value="0.175608921" calcext:value-type="float">
            <text:p>0.175608921</text:p>
          </table:table-cell>
          <table:table-cell office:value-type="float" office:value="0.020021277868588" calcext:value-type="float">
            <text:p>0.0200212779</text:p>
          </table:table-cell>
          <table:table-cell office:value-type="float" office:value="355.366666666667" calcext:value-type="float">
            <text:p>355.3666666667</text:p>
          </table:table-cell>
          <table:table-cell office:value-type="float" office:value="0.002042446" calcext:value-type="float">
            <text:p>0.002042446</text:p>
          </table:table-cell>
          <table:table-cell office:value-type="float" office:value="1.124446108" calcext:value-type="float">
            <text:p>1.124446108</text:p>
          </table:table-cell>
          <table:table-cell office:value-type="float" office:value="0.0432852919627614" calcext:value-type="float">
            <text:p>0.043285292</text:p>
          </table:table-cell>
          <table:table-cell office:value-type="float" office:value="417.5" calcext:value-type="float">
            <text:p>417.5</text:p>
          </table:table-cell>
          <table:table-cell office:value-type="float" office:value="0.001150121" calcext:value-type="float">
            <text:p>0.001150121</text:p>
          </table:table-cell>
          <table:table-cell office:value-type="float" office:value="1.012482194" calcext:value-type="float">
            <text:p>1.012482194</text:p>
          </table:table-cell>
          <table:table-cell office:value-type="float" office:value="0.0324503707266266" calcext:value-type="float">
            <text:p>0.0324503707</text:p>
          </table:table-cell>
          <table:table-cell office:value-type="float" office:value="440.266666666667" calcext:value-type="float">
            <text:p>440.2666666667</text:p>
          </table:table-cell>
          <table:table-cell office:value-type="float" office:value="0.000399992" calcext:value-type="float">
            <text:p>0.000399992</text:p>
          </table:table-cell>
          <table:table-cell office:value-type="float" office:value="0.173439541" calcext:value-type="float">
            <text:p>0.173439541</text:p>
          </table:table-cell>
          <table:table-cell office:value-type="float" office:value="0.0287674091558147" calcext:value-type="float">
            <text:p>0.0287674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8:27:17.225564131</dc:date>
    <meta:generator>LibreOffice/4.2.4.2$Linux_X86_64 LibreOffice_project/420m0$Build-2</meta:generator>
    <meta:editing-duration>PT1H19M28S</meta:editing-duration>
    <meta:editing-cycles>8</meta:editing-cycles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7cm" svg:height="11.094cm" xlink:href=".." xlink:type="simple" chart:class="chart:line" chart:style-name="ch1">
        <chart:legend chart:legend-position="end" svg:x="14.949cm" svg:y="4.447cm" style:legend-expansion="high" chart:style-name="ch2"/>
        <chart:plot-area chart:style-name="ch3" table:cell-range-address="Sheet1.A1:Sheet1.B12 Sheet1.F1:Sheet1.F12 Sheet1.J1:Sheet1.J12 Sheet1.N1:Sheet1.N12" chart:data-source-has-labels="both" svg:x="0.9cm" svg:y="1.019cm" svg:width="13.149cm" svg:height="9.434cm">
          <chartooo:coordinate-region svg:x="1.723cm" svg:y="1.232cm" svg:width="12.134cm" svg:height="8.547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F2:Sheet1.F12" chart:label-cell-address="Sheet1.F1:Sheet1.F1" chart:class="chart:line">
            <chart:data-point chart:repeated="11"/>
          </chart:series>
          <chart:series chart:style-name="ch8" chart:values-cell-range-address="Sheet1.J2:Sheet1.J12" chart:label-cell-address="Sheet1.J1:Sheet1.J1" chart:class="chart:line">
            <chart:data-point chart:repeated="11"/>
          </chart:series>
          <chart:series chart:style-name="ch9" chart:values-cell-range-address="Sheet1.N2:Sheet1.N12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_per_second(Groonga)</text:p>
                <draw:g>
                  <svg:desc>Sheet1.B1:Sheet1.B1</svg:desc>
                </draw:g>
              </table:table-cell>
              <table:table-cell office:value-type="string">
                <text:p>queries_per_second(Droonga, 1 node)</text:p>
                <draw:g>
                  <svg:desc>Sheet1.F1:Sheet1.F1</svg:desc>
                </draw:g>
              </table:table-cell>
              <table:table-cell office:value-type="string">
                <text:p>queries_per_second(Droonga, 2 nodes)</text:p>
                <draw:g>
                  <svg:desc>Sheet1.J1:Sheet1.J1</svg:desc>
                </draw:g>
              </table:table-cell>
              <table:table-cell office:value-type="string">
                <text:p>queries_per_second(Droonga, 3 nodes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17.9666666666667">
                <text:p>17.9666666666667</text:p>
                <draw:g>
                  <svg:desc>Sheet1.B2:Sheet1.B12</svg:desc>
                </draw:g>
              </table:table-cell>
              <table:table-cell office:value-type="float" office:value="44.8">
                <text:p>44.8</text:p>
                <draw:g>
                  <svg:desc>Sheet1.F2:Sheet1.F12</svg:desc>
                </draw:g>
              </table:table-cell>
              <table:table-cell office:value-type="float" office:value="26.3333333333333">
                <text:p>26.3333333333333</text:p>
                <draw:g>
                  <svg:desc>Sheet1.J2:Sheet1.J12</svg:desc>
                </draw:g>
              </table:table-cell>
              <table:table-cell office:value-type="float" office:value="39.6333333333333">
                <text:p>39.6333333333333</text:p>
                <draw:g>
                  <svg:desc>Sheet1.N2:Sheet1.N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5.3">
                <text:p>125.3</text:p>
              </table:table-cell>
              <table:table-cell office:value-type="float" office:value="88.3666666666667">
                <text:p>88.3666666666667</text:p>
              </table:table-cell>
              <table:table-cell office:value-type="float" office:value="82.5">
                <text:p>82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2.733333333333">
                <text:p>242.733333333333</text:p>
              </table:table-cell>
              <table:table-cell office:value-type="float" office:value="171.933333333333">
                <text:p>171.933333333333</text:p>
              </table:table-cell>
              <table:table-cell office:value-type="float" office:value="165.733333333333">
                <text:p>165.733333333333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3.266666666667">
                <text:p>353.266666666667</text:p>
              </table:table-cell>
              <table:table-cell office:value-type="float" office:value="244.366666666667">
                <text:p>244.366666666667</text:p>
              </table:table-cell>
              <table:table-cell office:value-type="float" office:value="236.966666666667">
                <text:p>236.96666666666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0.7">
                <text:p>440.7</text:p>
              </table:table-cell>
              <table:table-cell office:value-type="float" office:value="289.1">
                <text:p>289.1</text:p>
              </table:table-cell>
              <table:table-cell office:value-type="float" office:value="303.666666666667">
                <text:p>303.666666666667</text:p>
              </table:table-cell>
              <table:table-cell office:value-type="float" office:value="314.633333333333">
                <text:p>314.6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0.666666666667">
                <text:p>510.666666666667</text:p>
              </table:table-cell>
              <table:table-cell office:value-type="float" office:value="318.7">
                <text:p>318.7</text:p>
              </table:table-cell>
              <table:table-cell office:value-type="float" office:value="354.333333333333">
                <text:p>354.333333333333</text:p>
              </table:table-cell>
              <table:table-cell office:value-type="float" office:value="367.266666666667">
                <text:p>367.2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56">
                <text:p>556</text:p>
              </table:table-cell>
              <table:table-cell office:value-type="float" office:value="344">
                <text:p>344</text:p>
              </table:table-cell>
              <table:table-cell office:value-type="float" office:value="390.7">
                <text:p>390.7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73.5">
                <text:p>573.5</text:p>
              </table:table-cell>
              <table:table-cell office:value-type="float" office:value="339.766666666667">
                <text:p>339.766666666667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427.033333333333">
                <text:p>427.0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71.766666666667">
                <text:p>571.766666666667</text:p>
              </table:table-cell>
              <table:table-cell office:value-type="float" office:value="351.066666666667">
                <text:p>351.066666666667</text:p>
              </table:table-cell>
              <table:table-cell office:value-type="float" office:value="420.633333333333">
                <text:p>420.633333333333</text:p>
              </table:table-cell>
              <table:table-cell office:value-type="float" office:value="439.233333333333">
                <text:p>439.2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75.866666666667">
                <text:p>575.866666666667</text:p>
              </table:table-cell>
              <table:table-cell office:value-type="float" office:value="353.266666666667">
                <text:p>353.266666666667</text:p>
              </table:table-cell>
              <table:table-cell office:value-type="float" office:value="421.633333333333">
                <text:p>421.633333333333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8.333333333333">
                <text:p>578.333333333333</text:p>
              </table:table-cell>
              <table:table-cell office:value-type="float" office:value="355.366666666667">
                <text:p>355.366666666667</text:p>
              </table:table-cell>
              <table:table-cell office:value-type="float" office:value="417.5">
                <text:p>417.5</text:p>
              </table:table-cell>
              <table:table-cell office:value-type="float" office:value="440.266666666667">
                <text:p>440.2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>
        <chart:symbol-image/>
      </style:chart-properties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4cm" svg:height="11.032cm" xlink:href=".." xlink:type="simple" chart:class="chart:line" chart:style-name="ch1">
        <chart:legend chart:legend-position="end" svg:x="14.456cm" svg:y="4.416cm" style:legend-expansion="high" chart:style-name="ch2"/>
        <chart:plot-area chart:style-name="ch3" table:cell-range-address="Sheet1.A1:Sheet1.A12 Sheet1.E1:Sheet1.E12 Sheet1.I1:Sheet1.I12 Sheet1.M1:Sheet1.M12 Sheet1.Q1:Sheet1.Q12" chart:data-source-has-labels="both" svg:x="0.898cm" svg:y="1.015cm" svg:width="12.662cm" svg:height="9.377cm">
          <chartooo:coordinate-region svg:x="2.017cm" svg:y="1.229cm" svg:width="11.352cm" svg:height="8.489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label-cell-address="Sheet1.E1:Sheet1.E1" chart:class="chart:line">
            <chart:data-point chart:repeated="11"/>
          </chart:series>
          <chart:series chart:style-name="ch7" chart:values-cell-range-address="Sheet1.I2:Sheet1.I12" chart:label-cell-address="Sheet1.I1:Sheet1.I1" chart:class="chart:line">
            <chart:data-point chart:repeated="11"/>
          </chart:series>
          <chart:series chart:style-name="ch8" chart:values-cell-range-address="Sheet1.M2:Sheet1.M12" chart:label-cell-address="Sheet1.M1:Sheet1.M1" chart:class="chart:line">
            <chart:data-point chart:repeated="11"/>
          </chart:series>
          <chart:series chart:style-name="ch9" chart:values-cell-range-address="Sheet1.Q2:Sheet1.Q12" chart:label-cell-address="Sheet1.Q1:Sheet1.Q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elapsed_time(Groonga)</text:p>
                <draw:g>
                  <svg:desc>Sheet1.E1:Sheet1.E1</svg:desc>
                </draw:g>
              </table:table-cell>
              <table:table-cell office:value-type="string">
                <text:p>average_elapsed_time(Droonga, 1 node)</text:p>
                <draw:g>
                  <svg:desc>Sheet1.I1:Sheet1.I1</svg:desc>
                </draw:g>
              </table:table-cell>
              <table:table-cell office:value-type="string">
                <text:p>average_elapsed_time(Droonga, 2 nodes)</text:p>
                <draw:g>
                  <svg:desc>Sheet1.M1:Sheet1.M1</svg:desc>
                </draw:g>
              </table:table-cell>
              <table:table-cell office:value-type="string">
                <text:p>average_elapsed_time(Droonga, 3 nodes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0.0454194806827459">
                <text:p>0.0454194806827459</text:p>
                <draw:g>
                  <svg:desc>Sheet1.E2:Sheet1.E12</svg:desc>
                </draw:g>
              </table:table-cell>
              <table:table-cell office:value-type="float" office:value="0.0120621464635417">
                <text:p>0.0120621464635417</text:p>
                <draw:g>
                  <svg:desc>Sheet1.I2:Sheet1.I12</svg:desc>
                </draw:g>
              </table:table-cell>
              <table:table-cell office:value-type="float" office:value="0.0277332718468354">
                <text:p>0.0277332718468354</text:p>
                <draw:g>
                  <svg:desc>Sheet1.M2:Sheet1.M12</svg:desc>
                </draw:g>
              </table:table-cell>
              <table:table-cell office:value-type="float" office:value="0.0150043360420522">
                <text:p>0.0150043360420522</text:p>
                <draw:g>
                  <svg:desc>Sheet1.Q2:Sheet1.Q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569583578318701">
                <text:p>0.00569583578318701</text:p>
              </table:table-cell>
              <table:table-cell office:value-type="float" office:value="0.0123078515677103">
                <text:p>0.0123078515677103</text:p>
              </table:table-cell>
              <table:table-cell office:value-type="float" office:value="0.0139752187882829">
                <text:p>0.0139752187882829</text:p>
              </table:table-cell>
              <table:table-cell office:value-type="float" office:value="0.0132689882756184">
                <text:p>0.01326898827561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0966148571821">
                <text:p>0.0060966148571821</text:p>
              </table:table-cell>
              <table:table-cell office:value-type="float" office:value="0.0129029100193874">
                <text:p>0.0129029100193874</text:p>
              </table:table-cell>
              <table:table-cell office:value-type="float" office:value="0.0137546756912711">
                <text:p>0.0137546756912711</text:p>
              </table:table-cell>
              <table:table-cell office:value-type="float" office:value="0.0133429238582988">
                <text:p>0.01334292385829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639993110917158">
                <text:p>0.00639993110917158</text:p>
              </table:table-cell>
              <table:table-cell office:value-type="float" office:value="0.0138703330169145">
                <text:p>0.0138703330169145</text:p>
              </table:table-cell>
              <table:table-cell office:value-type="float" office:value="0.0146783996014911">
                <text:p>0.0146783996014911</text:p>
              </table:table-cell>
              <table:table-cell office:value-type="float" office:value="0.014228402993361">
                <text:p>0.0142284029933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721098729165724">
                <text:p>0.00721098729165724</text:p>
              </table:table-cell>
              <table:table-cell office:value-type="float" office:value="0.0167715642604635">
                <text:p>0.0167715642604635</text:p>
              </table:table-cell>
              <table:table-cell office:value-type="float" office:value="0.0154510075145994">
                <text:p>0.0154510075145994</text:p>
              </table:table-cell>
              <table:table-cell office:value-type="float" office:value="0.0144918965040788">
                <text:p>0.01449189650407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2551224009138">
                <text:p>0.0082551224009138</text:p>
              </table:table-cell>
              <table:table-cell office:value-type="float" office:value="0.0201534870584667">
                <text:p>0.0201534870584667</text:p>
              </table:table-cell>
              <table:table-cell office:value-type="float" office:value="0.0168477027683914">
                <text:p>0.0168477027683914</text:p>
              </table:table-cell>
              <table:table-cell office:value-type="float" office:value="0.0156605808136686">
                <text:p>0.01566058081366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974241402877695">
                <text:p>0.00974241402877695</text:p>
              </table:table-cell>
              <table:table-cell office:value-type="float" office:value="0.0232820467021317">
                <text:p>0.0232820467021317</text:p>
              </table:table-cell>
              <table:table-cell office:value-type="float" office:value="0.0184982233676308">
                <text:p>0.0184982233676308</text:p>
              </table:table-cell>
              <table:table-cell office:value-type="float" office:value="0.0176741519417686">
                <text:p>0.01767415194176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17123036484743">
                <text:p>0.0117123036484743</text:p>
              </table:table-cell>
              <table:table-cell office:value-type="float" office:value="0.029136790637987">
                <text:p>0.029136790637987</text:p>
              </table:table-cell>
              <table:table-cell office:value-type="float" office:value="0.0211472000272727">
                <text:p>0.0211472000272727</text:p>
              </table:table-cell>
              <table:table-cell office:value-type="float" office:value="0.0194282287082976">
                <text:p>0.01942822870829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42825981204454">
                <text:p>0.0142825981204454</text:p>
              </table:table-cell>
              <table:table-cell office:value-type="float" office:value="0.0331473203881502">
                <text:p>0.0331473203881502</text:p>
              </table:table-cell>
              <table:table-cell office:value-type="float" office:value="0.0244979785462399">
                <text:p>0.0244979785462399</text:p>
              </table:table-cell>
              <table:table-cell office:value-type="float" office:value="0.0222612088228732">
                <text:p>0.02226120882287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168854005584048">
                <text:p>0.0168854005584048</text:p>
              </table:table-cell>
              <table:table-cell office:value-type="float" office:value="0.0383018503884694">
                <text:p>0.0383018503884694</text:p>
              </table:table-cell>
              <table:table-cell office:value-type="float" office:value="0.0280980722340896">
                <text:p>0.0280980722340896</text:p>
              </table:table-cell>
              <table:table-cell office:value-type="float" office:value="0.0246990335732164">
                <text:p>0.02469903357321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0021277868588">
                <text:p>0.020021277868588</text:p>
              </table:table-cell>
              <table:table-cell office:value-type="float" office:value="0.0432852919627614">
                <text:p>0.0432852919627614</text:p>
              </table:table-cell>
              <table:table-cell office:value-type="float" office:value="0.0324503707266266">
                <text:p>0.0324503707266266</text:p>
              </table:table-cell>
              <table:table-cell office:value-type="float" office:value="0.0287674091558147">
                <text:p>0.028767409155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